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OSS-UP</text:p>
      <text:p text:style-name="P4">1) BIOLOGY <text:span text:style-name="T1">Short Answer</text:span><text:span text:style-name="T3"> By name or number, denote which of the following statements about action potentials is or are FALSE.</text:span></text:p>
      <text:p text:style-name="P1"/>
      <text:p text:style-name="P1">1: The “downtime” following an action potential when a second action potential cannot be initiated is called the refractory period.</text:p>
      <text:p text:style-name="P1">2: The “downtime” following an action potential is due to a change in the ion gradients across the plasma membrane.</text:p>
      <text:p text:style-name="P1">3: The inward current that depolarizes the axon membrane ahead of the action potential cannot produce another action potential behind it.</text:p>
      <text:p text:style-name="P1">4: An action potential that starts at the axon hillock moves away from the synaptic terminals between each one.</text:p>
      <text:p text:style-name="P1"/>
      <text:p text:style-name="P1">ANSWER: '2 and 4'</text:p>
      <text:p text:style-name="P5"><text:span text:style-name="T3"><text:line-break/></text:span><text:span text:style-name="T4">BONUS</text:span></text:p>
      <text:p text:style-name="P4"><text:span text:style-name="T3">2) BIOLOGY </text:span><text:span text:style-name="T1">Short Answer</text:span><text:span text:style-name="T3"> By name or number, denote which of the following statements about the nervous system is or are TRUE.</text:span></text:p>
      <text:p text:style-name="P1"/>
      <text:p text:style-name="P1">1: Oligodendrocytes are located in the peripheral nervous system.</text:p>
      <text:p text:style-name="P1">2: Schwann cells are located in the central nervous system.</text:p>
      <text:p text:style-name="Standard"><text:span text:style-name="T5">3: The mechanism by which the depolarizing current during an action potential moves from the node of Ranvier to the next node, where it reitiates itsel</text:span>f, is known as saltatory conduction.</text:p>
      <text:p text:style-name="Standard">4: The majority of synapses are excitatory synapses, in which an action potential in a presynaptic neuron increases the probability of an action potential occurring in a postsynaptic cell. </text:p>
      <text:p text:style-name="P1">5: In a myelinated axon, voltage-gated sodium channels are restricted to gaps in the myelin sheath called nodes of Ranvier.</text:p>
      <text:p text:style-name="P1"/>
      <text:p text:style-name="P1">ANSWER: '3 and 5'</text:p>
      <text:p text:style-name="P1"/>
      <text:p text:style-name="P2">TOSS-UP</text:p>
      <text:p text:style-name="P4"><text:span text:style-name="T3">3) BIOLOGY </text:span><text:span text:style-name="T1">Multiple Choice </text:span><text:span text:style-name="T3">What is the name for the evolutionary trend that a central nervous system, or brain, is generally located in the head?</text:span></text:p>
      <text:p text:style-name="P1"/>
      <text:p text:style-name="P1">ANSWER: CEPHALIZATION</text:p>
      <text:p text:style-name="P1"/>
      <text:p text:style-name="P2">BONUS</text:p>
      <text:p text:style-name="P4"><text:span text:style-name="T3">4) BIOLOGY </text:span><text:span text:style-name="T1">Short Answer</text:span><text:span text:style-name="T3"> By name or number, denote which of the following statements about animal development is or are TRUE.</text:span></text:p>
      <text:p text:style-name="P1"/>
      <text:p text:style-name="P1">1: After a diploid zygote is formed, it undergoes cleavage, a succession of mitotic cell divisions during which the cells grow.</text:p>
      <text:p text:style-name="P1">2: The blastula is the cavity that is surrounded by the blastocoel formed after the eight-cell stage.</text:p>
      <text:p text:style-name="P1">3: Hox genes regulate patterning of the anterior-posterior axis in vertebrates, insects, and most other animals.</text:p>
      <text:p text:style-name="P1">4: Gastrulation causes two different types of embryonic tissues to appear: the ectoderm and the endoderm.</text:p>
      <text:p text:style-name="P1"><text:line-break/>ANSWER: '3 and 4'</text:p>
      <text:p text:style-name="P1"><text:soft-page-break/></text:p>
      <text:p text:style-name="P2">TOSS-UP</text:p>
      <text:p text:style-name="P1">5) MATHEMATICS <text:span text:style-name="T1">Short Answer </text:span>A point's coordinates in rectangular form are given as (-4,4). What are this point's polar coordinates?</text:p>
      <text:p text:style-name="P1"/>
      <text:p text:style-name="P1">ANSWER: (4 sqrt2, 3pi/4) OR (4 sqrt2, 135 degrees)</text:p>
      <text:p text:style-name="P1"/>
      <text:p text:style-name="P2">VISUAL BONUS</text:p>
      <text:p text:style-name="P8"><text:span text:style-name="T6">6) MATHEMATICS </text:span><text:span text:style-name="T2">Short Answer </text:span><text:span text:style-name="T6">The figure shown is formed by tracing the path of point P as triangle APN converges on point M. Answer the following three questions about this diagram.</text:span></text:p>
      <text:p text:style-name="P8"><text:span text:style-name="T6">1: What is the name of this curve?</text:span></text:p>
      <text:p text:style-name="P8"><text:span text:style-name="T6">2: If the radius of the circle is a, give the standard form for this curve in terms of a and x.</text:span></text:p>
      <text:p text:style-name="P8"><text:span text:style-name="T6">3: What is the equation of this curve when a=1/2?</text:span></text:p>
      <text:p text:style-name="P8"><text:span text:style-name="T6"/></text:p>
      <text:p text:style-name="P8"><text:span text:style-name="T6">ANSWER: 1: Witch of Agnesi</text:span></text:p>
      <text:p text:style-name="P8"><text:span text:style-name="T6">2: 8a^3/(x^2+4a^2)</text:span></text:p>
      <text:p text:style-name="P8"><text:span text:style-name="T6">3: 1/(x^2+1)</text:span></text:p>
      <text:p text:style-name="P8"><text:span text:style-name="T6"/></text:p>
      <text:p text:style-name="P2">TOSS-UP</text:p>
      <text:p text:style-name="P1">7) MATHEMATICS <text:span text:style-name="T1">Multiple Choice </text:span>Given log base 7 of ¼ is equal to -.71 and that log base 10 of 7 is .85, find log base 10 of 4. Is it:</text:p>
      <text:p text:style-name="P1"><text:line-break/>W) .30</text:p>
      <text:p text:style-name="P1">X) -.14</text:p>
      <text:p text:style-name="P1">Y) .60</text:p>
      <text:p text:style-name="P1">Z) -.60</text:p>
      <text:p text:style-name="P1"/>
      <text:p text:style-name="P1">ANSWER: Z) .60</text:p>
      <text:p text:style-name="P1"/>
      <text:p text:style-name="P2">BONUS</text:p>
      <text:p text:style-name="P1">8) MATHEMATICS <text:span text:style-name="T1">Short Answer</text:span> Answer the following three questions about the equation y=e^ix.</text:p>
      <text:p text:style-name="P1"><text:line-break/>1: What is the name of this formula?</text:p>
      <text:p text:style-name="P1">2: The graph of the imaginary part of this formula is represented by what formula?</text:p>
      <text:p text:style-name="P1">3: What other formula that can be easily derived from this one states that (cosx+isinx)^n = cos(nx)+isin(nx)?</text:p>
      <text:p text:style-name="P1"/>
      <text:p text:style-name="P1">ANSWER: 1: Euler's formula</text:p>
      <text:p text:style-name="P1">2: isin(x)</text:p>
      <text:p text:style-name="P1">3: de Moivre's formula</text:p>
      <text:p text:style-name="P1"/>
      <text:p text:style-name="P2">TOSS-UP</text:p>
      <text:p text:style-name="P1">9) EARTH AND SPACE SCIENCE <text:span text:style-name="T1">Short Answer</text:span> By name or number, denote all of the following that correctly describe oblique waves.</text:p>
      <text:p text:style-name="P1"/>
      <text:p text:style-name="P1">1: Oblique waves are also known as swash.</text:p>
      <text:p text:style-name="P1">2: Oblique waves move towards the shore with circular, orbital motion.</text:p>
      <text:p text:style-name="P1">3: Oblique waves are waves at an angle to the shore.</text:p>
      <text:p text:style-name="P1">4: Oblique waves always form rip currents.</text:p>
      <text:p text:style-name="P1"><text:soft-page-break/><text:line-break/>ANSWER: '3 only'</text:p>
      <text:p text:style-name="P1"/>
      <text:p text:style-name="P2">VISUAL BONUS</text:p>
      <text:p text:style-name="P1">10) EARTH AND SPACE SCIENCE <text:span text:style-name="T1">Short Answer</text:span> Answer the following questions about this diagram of a wave.</text:p>
      <text:p text:style-name="P1">1: Label A-D.</text:p>
      <text:p text:style-name="P1">2: Water movement becomes negligible at what ocean depth in relation to the wavelength?</text:p>
      <text:p text:style-name="P1">3: What is the name of the zone labeled E?</text:p>
      <text:p text:style-name="P1"/>
      <text:p text:style-name="P1">ANSWER: 1: A = wavelength, B = wave height, C = trough, D = crest</text:p>
      <text:p text:style-name="P1">2: Depth = ½ Wavelength</text:p>
      <text:p text:style-name="P1">3: Surf Zone</text:p>
      <text:p text:style-name="P1"/>
      <text:p text:style-name="P2">TOSS-UP</text:p>
      <text:p text:style-name="P1">11) EARTH AND SPACE SCIENCE <text:span text:style-name="T1">Multiple Choice </text:span>This type of quasar is commonly associated with a presumed supermassive black hole at the center of an active giant elliptical galaxy. The illusion of superliminal expansion is associated with this type of extremely energetic phenomenon. Is it:</text:p>
      <text:p text:style-name="P1"/>
      <text:p text:style-name="P1">W) Magnetar</text:p>
      <text:p text:style-name="P1">X) Quark Star</text:p>
      <text:p text:style-name="P1">Y) Exotic Star</text:p>
      <text:p text:style-name="P1">Z) Blazar</text:p>
      <text:p text:style-name="P1"><text:line-break/>ANSWER: Z) BLAZAR<text:line-break/></text:p>
      <text:p text:style-name="P1"/>
      <text:p text:style-name="P2">VISUAL BONUS</text:p>
      <text:p text:style-name="P1">12) EARTH AND SPACE SCIENCE <text:span text:style-name="T1">Short Answer </text:span>Answer the following questions regarding the Milky Way Galaxy.</text:p>
      <text:p text:style-name="P1">1: Match the following word bank with its correct letter: Halo, Galactic Nucleus, Orion Spiral Arm. </text:p>
      <text:p text:style-name="P1">2: To one significant digit, how many light-years is the Milky Way in diameter?</text:p>
      <text:p text:style-name="P1">3: In which letter would one be most likely to find the sun?<text:line-break/><text:line-break/>ANSWER: 1: D, B, A</text:p>
      <text:p text:style-name="P1">2: 100,000</text:p>
      <text:p text:style-name="P1">3: A</text:p>
      <text:p text:style-name="P1"/>
      <text:p text:style-name="P2">TOSS-UP</text:p>
      <text:p text:style-name="P1">13) CHEMISTRY <text:span text:style-name="T1">Short Answer</text:span> By name or number, denote all of the following are true about Wien's displacement law.</text:p>
      <text:p text:style-name="P1"/>
      <text:p text:style-name="P1">1: Blackbody radiation approximates to Wien's law at low frequencies only.</text:p>
      <text:p text:style-name="P1">2: A green thermal emission line would probably peak at 5000K.</text:p>
      <text:p text:style-name="P1">3: The sun's blackbody radiation curve peaks in the red-orange part of the spectrum.</text:p>
      <text:p text:style-name="P1">4: Wien's displacement constant is equal to 2.898x10^6 meter Kelvin.</text:p>
      <text:p text:style-name="P1"/>
      <text:p text:style-name="P1">Answer: '2 only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tt Kempster</meta:initial-creator>
    <meta:creation-date>2012-02-14T18:13:31.37</meta:creation-date>
    <dc:date>2012-02-19T11:37:27.13</dc:date>
    <dc:creator>Matt Kempster</dc:creator>
    <meta:editing-duration>PT60H41M14S</meta:editing-duration>
    <meta:editing-cycles>2</meta:editing-cycles>
    <meta:generator>OpenOffice.org/3.1$Win32 OpenOffice.org_project/310m19$Build-9420</meta:generator>
    <meta:document-statistic meta:table-count="0" meta:image-count="0" meta:object-count="0" meta:page-count="3" meta:paragraph-count="87" meta:word-count="906" meta:character-count="5236"/>
  </office:meta>
</office:document-meta>
</file>